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6666ff"/>
    </style:style>
    <style:style style:name="P2" style:family="paragraph">
      <style:text-properties fo:color="#ff3333"/>
    </style:style>
    <style:style style:name="P3" style:family="paragraph">
      <style:text-properties fo:color="#ff3333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6666ff" fo:font-size="301.5pt" fo:font-weight="normal" style:font-size-asian="301.5pt" style:font-weight-asian="normal" style:font-size-complex="301.5pt" style:font-weight-complex="normal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fo:color="#99ff66" fo:font-size="32pt" fo:font-weight="bold" style:font-size-asian="32pt" style:font-weight-asian="bold" style:font-size-complex="32pt" style:font-weight-complex="bold"/>
    </style:style>
    <style:style style:name="T4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6666ff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99ff66" fo:font-weight="bold" style:font-weight-asian="bold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54pt" fo:font-weight="bold" style:font-size-asian="54pt" style:font-weight-asian="bold" style:font-size-complex="54pt" style:font-weight-complex="bold"/>
    </style:style>
    <style:style style:name="T13" style:family="text">
      <style:text-properties fo:color="#6666ff" fo:font-size="301.5pt" fo:font-weight="normal" style:font-size-asian="301.5pt" style:font-weight-asian="normal" style:font-size-complex="301.5pt" style:font-weight-complex="normal"/>
    </style:style>
    <style:style style:name="T14" style:family="text">
      <style:text-properties fo:font-size="60pt" fo:font-weight="bold" style:font-size-asian="60pt" style:font-weight-asian="bold" style:font-size-complex="60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6666ff" fo:font-weight="normal" style:font-weight-asian="normal" style:font-weight-complex="normal"/>
    </style:style>
    <style:style style:name="T18" style:family="text">
      <style:text-properties fo:color="#6666ff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ff3333" fo:font-style="italic" style:font-style-asian="italic" style:font-style-complex="italic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99ff66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odos deberían programar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yDay Maracay</text:p>
            <text:p>23 de noviembre de 2013</text:p>
            <text:p>Lic. Jesús Góme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8.747cm" presentation:class="title" presentation:user-transformed="true">
          <draw:text-box>
            <text:p><text:span text:style-name="T2">¿Todos deberían Programa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odos deberían hacer deport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i nadie lo pone en duda</text:p>
              </text:list-item>
              <text:list-item>
                <text:p>Como trae beneficios:</text:p>
                <text:list>
                  <text:list-item>
                    <text:p>+ Salud</text:p>
                  </text:list-item>
                  <text:list-item>
                    <text:p><text:span text:style-name="T3">+ Vida</text:span></text:p>
                  </text:list-item>
                </text:list>
              </text:list-item>
              <text:list-item>
                <text:p><text:span text:style-name="T4">Y la gente </text:span><text:span text:style-name="T5">promueve el depor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¿Por qué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r la conciencia.</text:p>
              </text:list-item>
              <text:list-item>
                <text:p>El <text:span text:style-name="T6">consciente</text:span> que es <text:span text:style-name="T6">consciente de</text:span> algo <text:span text:style-name="T7">bueno</text:span> siente la obligación de <text:span text:style-name="T6">concientizar (enseñar, compartir)</text:span><text:span text:style-name="T8"> eso con sus semejantes.</text:span></text:p>
              </text:list-item>
              <text:list-item>
                <text:p><text:span text:style-name="T8">Nota aparte: Si no es así, entonces</text:span></text:p>
                <text:list>
                  <text:list-item>
                    <text:p><text:span text:style-name="T8">¿Qué estamos haciendo aquí?</text:span></text:p>
                  </text:list-item>
                  <text:list-item>
                    <text:p><text:span text:style-name="T8">Por eso existe </text:span><text:span text:style-name="T9">Python Venezuela</text:span></text:p>
                  </text:list-item>
                  <text:list-item>
                    <text:p><text:span text:style-name="T8">Por eso este </text:span><text:span text:style-name="T9">Día 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8.747cm" presentation:class="title" presentation:user-transformed="true">
          <draw:text-box>
            <text:p><text:span text:style-name="T2">¿Todos deberían programa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¿Qué dice Linus?</text:span></text:p>
          </draw:text-box>
        </draw:frame>
        <draw:frame presentation:style-name="pr1" draw:text-style-name="P3" draw:layer="layout" svg:width="25.199cm" svg:height="3.506cm" svg:x="1.401cm" svg:y="8.747cm" presentation:class="title" presentation:user-transformed="true">
          <draw:text-box>
            <text:p xml:id="id1" text:id="id1"><text:span text:style-name="T6">N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¿Qué dice Linus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l opina que la especialización es la clave del éxito del mundo <text:span text:style-name="T7">“moderno”</text:span>.</text:p>
              </text:list-item>
              <text:list-item>
                <text:p>Él opina que programar es una de esas actividades <text:span text:style-name="T6">“especiales”</text:span>.</text:p>
              </text:list-item>
              <text:list-item>
                <text:p>Aunque cree que el individuo con aptitudes para ser programador, debe empezar pequeño, y debemos apoyarlo e insentivarlo.</text:p>
              </text:list-item>
              <text:list-item>
                <text:p><text:span text:style-name="T7">Pragmatísmo</text:span> puro y dur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¿Qué opino yo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ar es <text:span text:style-name="T6">BUENO</text:span><text:span text:style-name="T10">.</text:span></text:p>
                <text:list>
                  <text:list-item>
                    <text:p><text:span text:style-name="T8">Es una actividad que mantiene a la mente </text:span><text:span text:style-name="T11">Activa</text:span><text:span text:style-name="T8">. Como un ejercicio.</text:span></text:p>
                  </text:list-item>
                  <text:list-item>
                    <text:p><text:span text:style-name="T8">Es una </text:span><text:span text:style-name="T7">habilidad</text:span><text:span text:style-name="T8"> muy útil en estos tiempos </text:span><text:span text:style-name="T7">“modernos”</text:span><text:span text:style-name="T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¿Jugar </text:span><text:span text:style-name="T6">X</text:span><text:span text:style-name="T1"> es bueno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X</text:span> =</text:p>
                <text:list>
                  <text:list-item>
                    <text:p>Ajedrez</text:p>
                  </text:list-item>
                  <text:list-item>
                    <text:p>Scrabble</text:p>
                  </text:list-item>
                  <text:list-item>
                    <text:p>Go</text:p>
                  </text:list-item>
                  <text:list-item>
                    <text:p>Sudoku</text:p>
                  </text:list-item>
                  <text:list-item>
                    <text:p>Crucigrama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938cm" svg:height="2.385cm" svg:x="13.462cm" svg:y="9.308cm">
          <draw:text-box>
            <text:p text:style-name="P5"><text:span text:style-name="T12">SÍ o 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y algo con esos jueguitos</text:p>
          </draw:text-box>
        </draw:frame>
        <draw:frame presentation:style-name="pr1" draw:text-style-name="P7" draw:layer="layout" svg:width="25.199cm" svg:height="11.888cm" svg:x="1.401cm" svg:y="4.559cm" presentation:class="title" presentation:user-transformed="true">
          <draw:text-box>
            <text:p><text:span text:style-name="T13">¬_¬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odo hombre debería saber ...</text:span></text:p>
          </draw:text-box>
        </draw:frame>
        <draw:frame presentation:style-name="pr4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Hacer fuego</text:p>
              </text:list-item>
              <text:list-item>
                <text:p>Soldar con electrodo</text:p>
              </text:list-item>
              <text:list-item>
                <text:p>La maniobra de Heimich</text:p>
              </text:list-item>
              <text:list-item>
                <text:p>Mover cosas pesadas</text:p>
              </text:list-item>
              <text:list-item>
                <text:p>Cavar bien</text:p>
              </text:list-item>
              <text:list-item>
                <text:p>Construir un refugio</text:p>
              </text:list-item>
              <text:list-item>
                <text:p>Conducir sincrónico</text:p>
              </text:list-item>
            </text:list>
          </draw:text-box>
        </draw:frame>
        <draw:frame presentation:style-name="pr4" draw:layer="layout" svg:width="13.84cm" svg:height="12.179cm" svg:x="15cm" svg:y="4.915cm" presentation:class="outline" presentation:user-transformed="true">
          <draw:text-box>
            <text:list text:style-name="L2">
              <text:list-item>
                <text:p><text:s/><text:span text:style-name="T14">. . .</text:span></text:p>
              </text:list-item>
              <text:list-item>
                <text:p>Son <text:span text:style-name="T6">100</text:span> cosas</text:p>
              </text:list-item>
              <text:list-item>
                <text:p><text:span text:style-name="T6">Nadar</text:span> agrupa a vari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16.888cm" svg:height="5.754cm" svg:x="1.4cm" svg:y="4.914cm" presentation:class="outline" presentation:user-transformed="true">
          <draw:text-box>
            <text:list text:style-name="L2">
              <text:list-item>
                <text:p>Nadar</text:p>
              </text:list-item>
              <text:list-item>
                <text:p>Conducir sincrónico</text:p>
              </text:list-item>
              <text:list-item>
                <text:p>Hacer la maniobra de Heimilch</text:p>
              </text:list-item>
            </text:list>
          </draw:text-box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><text:span text:style-name="T1">Porsiacas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Los tiempos</text:span> <text:span text:style-name="T6">moderno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ordemos el tema de <text:span text:style-name="T15">Linus</text:span><text:span text:style-name="T16"> y la especializació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Los tiempos</text:span> <text:span text:style-name="T6">moderno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...Una vez que la <text:span text:style-name="T17">inteligencia</text:span> adquiere un cierto grado de concentración en una sociedad, se hace contagiosa...”.</text:p>
              </text:list-item>
              <text:list-item>
                <text:p>“...La <text:span text:style-name="T1">inteligencia</text:span> que le rinde a un país es la <text:span text:style-name="T1">inteligencia distribuída</text:span>. Es la que no está sólo guardada en los <text:span text:style-name="T15">laboratorios</text:span> o las <text:span text:style-name="T15">universidades</text:span>, sino la que anda por <text:span text:style-name="T15">la calle</text:span>...”.</text:p>
              </text:list-item>
              <text:list-item>
                <text:p>“...Es la inteligencia que se usa para tornear, para manejar un autoelevador o para <text:span text:style-name="T18">programar una computadora</text:span>...” - Pepe Mujic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¿Qué opina el Pepe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y que saber usar <text:span text:style-name="T7">Internet</text:span>.</text:p>
                <text:list>
                  <text:list-item>
                    <text:p>“No le des un <text:span text:style-name="T6">dato</text:span> a un niño, enseñale a <text:span text:style-name="T6">pensar</text:span>”.</text:p>
                  </text:list-item>
                  <text:list-item>
                    <text:p>Virtualmente <text:span text:style-name="T6">toda la información</text:span> del mundo está en la <text:span text:style-name="T6">Internet</text:span>. Hay que saber buscarla. Hay que <text:span text:style-name="T6">saber hacer las preguntas</text:span>.</text:p>
                  </text:list-item>
                </text:list>
              </text:list-item>
              <text:list-item>
                <text:p>Hay que saber <text:span text:style-name="T7">Inglés</text:span>.</text:p>
                <text:list>
                  <text:list-item>
                    <text:p>“Porque el inglés no es el idioma que hablan los <text:span text:style-name="T7">yanquis</text:span>, es el idioma con el que los <text:span text:style-name="T6">chinos</text:span> se entienden con el <text:span text:style-name="T15">mundo</text:span>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Los tiempos</text:span> <text:span text:style-name="T6">moderno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1) Internet y (2) Inglés</text:p>
                <text:list>
                  <text:list-item>
                    <text:p>No son cosas <text:span text:style-name="T7">“Porsiacaso”</text:span>.</text:p>
                  </text:list-item>
                  <text:list-item>
                    <text:p>Dos herramientas que “nos habilitan a interactuar con <text:span text:style-name="T6">la explosión universal del conocimiento</text:span>” - otra vez el Pepe.</text:p>
                  </text:list-item>
                  <text:list-item>
                    <text:p><text:span text:style-name="T6">“</text:span><text:span text:style-name="T6">La explosión universal del conocimiento” </text:span><text:span text:style-name="T8">es “Los tiempos modernos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odo “hombre” debería saber ..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, B, C,</text:p>
              </text:list-item>
              <text:list-item>
                <text:p>...</text:p>
              </text:list-item>
              <text:list-item>
                <text:p>Usar una computadora (a propósito de Internet)</text:p>
                <text:list>
                  <text:list-item>
                    <text:p>Cualquiera le recomienda a un muchacho usar <text:span text:style-name="T7">bien bien</text:span> una hoja de cálculo ¿no?.</text:p>
                  </text:list-item>
                  <text:list-item>
                    <text:p><text:span text:style-name="T19">“</text:span><text:span text:style-name="T19">En estos tiempos”</text:span>... yo diría que hay que saber usar <text:span text:style-name="T7">bien bien</text:span> una computadora: <text:span text:style-name="T7">la herramienta más importante</text:span> Hoy dí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5.221cm" svg:x="1.4cm" svg:y="-0.02cm" presentation:class="title" presentation:user-transformed="true">
          <draw:text-box>
            <text:p><text:span text:style-name="T1">Un ejemplo. ¿Cuándo “cumple” años de experiencia alguien con experiencia previa?</text:span></text:p>
          </draw:text-box>
        </draw:frame>
        <draw:frame presentation:style-name="pr4" draw:layer="layout" svg:width="22.476cm" svg:height="7.286cm" svg:x="1.4cm" svg:y="6.414cm" presentation:class="outline" presentation:user-transformed="true">
          <draw:text-box>
            <text:list text:style-name="L2">
              <text:list-item>
                <text:p>Hoja y lapiz. Por cada empleado.</text:p>
                <text:p>O</text:p>
              </text:list-item>
            </text:list>
          </draw:text-box>
        </draw:frame>
        <draw:frame draw:style-name="gr3" draw:text-style-name="P8" draw:layer="layout" svg:width="24.892cm" svg:height="8.89cm" svg:x="1.524cm" svg:y="10.906cm">
          <draw:text-box>
            <text:p><text:span text:style-name="T20">&gt;&gt;&gt; from datetime import datetime</text:span></text:p>
            <text:p><text:span text:style-name="T20">&gt;&gt;&gt; ingreso_previo = datetime(1996, 04, 13)</text:span></text:p>
            <text:p><text:span text:style-name="T20">&gt;&gt;&gt; egreso_previo = datetime(2002, 03, 31)</text:span></text:p>
            <text:p><text:span text:style-name="T20">&gt;&gt;&gt; experiencia_previa = egreso_previo - ingreso_previo</text:span></text:p>
            <text:p><text:span text:style-name="T20">&gt;&gt;&gt; ingreso = datetime(2003, 01, 01)</text:span></text:p>
            <text:p><text:span text:style-name="T20">&gt;&gt;&gt; ingreso_relativo = ingreso - experiencia_previa</text:span></text:p>
            <text:p><text:span text:style-name="T20">&gt;&gt;&gt; ingreso_relativo</text:span></text:p>
            <text:p><text:span text:style-name="T20">datetime.datetime(1997, 1, 14, 0, 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8.747cm" presentation:class="title" presentation:user-transformed="true">
          <draw:text-box>
            <text:p><text:span text:style-name="T1">La chica de RRHH está aprendien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¿Entonces programación para Todos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nguajes para enseñar:</text:p>
                <text:list>
                  <text:list-item>
                    <text:p>PASCAL</text:p>
                  </text:list-item>
                  <text:list-item>
                    <text:p>LOGO</text:p>
                  </text:list-item>
                  <text:list-item>
                    <text:p>Squeak Samlltalk</text:p>
                  </text:list-item>
                  <text:list-item>
                    <text:p><text:span text:style-name="T21">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Un voto a favor de Pyth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experiencia de <text:span text:style-name="T1">Think Python</text:span>, Allen B. Downey.</text:p>
              </text:list-item>
              <text:list-item>
                <text:p>“Los estudiantes lucharon menos, aprendieron más, trabajaron en proyectos interesantes y en general se divertieron más”.</text:p>
              </text:list-item>
              <text:list-item>
                <text:p>Es justo aclarar que esta experiencia es sólo válida en Python <text:span text:style-name="T2">VS</text:span> Jav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igo elaborando la idea</text:span></text:p>
          </draw:text-box>
        </draw:frame>
        <draw:frame presentation:style-name="pr1" draw:text-style-name="P2" draw:layer="layout" svg:width="25.199cm" svg:height="3.506cm" svg:x="1.401cm" svg:y="8.747cm" presentation:class="title" presentation:user-transformed="true">
          <draw:text-box>
            <text:p><text:span text:style-name="T2">Muchas Grac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2T23:26:59.098085675</meta:creation-date>
    <dc:date>2013-12-01T19:26:22.983942645</dc:date>
    <meta:editing-duration>PT1H40M43S</meta:editing-duration>
    <meta:editing-cycles>15</meta:editing-cycles>
    <meta:generator>LibreOffice/4.1.2.3$Linux_X86_64 LibreOffice_project/410m0$Build-3</meta:generator>
    <meta:document-statistic meta:object-count="109"/>
  </office:meta>
</office:document-meta>
</file>